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WenQuanYi Micro Hei Mono1" svg:font-family="'WenQuanYi Micro Hei Mono'"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WenQuanYi Micro Hei Mono" fo:font-size="12pt" style:font-size-asian="12pt" style:font-size-complex="12pt"/>
    </style:style>
    <style:style style:name="P2" style:family="paragraph" style:parent-style-name="Preformatted_20_Text">
      <loext:graphic-properties draw:fill="solid" draw:fill-color="#000000" draw:opacity="100%"/>
      <style:paragraph-properties fo:background-color="#000000"/>
      <style:text-properties fo:color="#ffff00" style:font-name="WenQuanYi Micro Hei Mono" fo:font-size="10pt" style:font-size-asian="10pt" style:font-size-complex="10pt"/>
    </style:style>
    <style:style style:name="P3" style:family="paragraph" style:parent-style-name="Preformatted_20_Text">
      <loext:graphic-properties draw:fill="solid" draw:fill-color="#000000" draw:opacity="100%"/>
      <style:paragraph-properties fo:margin-top="0cm" fo:margin-bottom="0.499cm" loext:contextual-spacing="false" fo:background-color="#000000"/>
      <style:text-properties fo:color="#ffff00" style:font-name="WenQuanYi Micro Hei Mono" fo:font-size="10pt" style:font-size-asian="10pt" style:font-size-complex="10pt"/>
    </style:style>
    <style:style style:name="P4" style:family="paragraph" style:parent-style-name="Preformatted_20_Text">
      <loext:graphic-properties draw:fill="solid" draw:fill-color="#dddddd" draw:opacity="100%"/>
      <style:paragraph-properties fo:margin-top="0cm" fo:margin-bottom="0.499cm" loext:contextual-spacing="false" fo:background-color="#dddddd" fo:padding="0.049cm" fo:border="0.06pt solid #000000"/>
      <style:text-properties style:font-name="WenQuanYi Micro Hei Mono" fo:font-size="12pt" style:font-size-asian="12pt" style:font-size-complex="12pt"/>
    </style:style>
    <style:style style:name="P5" style:family="paragraph" style:parent-style-name="Preformatted_20_Text">
      <loext:graphic-properties draw:fill="solid" draw:fill-color="#dddddd" draw:opacity="100%"/>
      <style:paragraph-properties fo:background-color="#dddddd" fo:padding="0.049cm" fo:border="0.06pt solid #000000"/>
      <style:text-properties style:font-name="WenQuanYi Micro Hei Mono" fo:font-size="12pt" style:font-size-asian="12pt" style:font-size-complex="12pt"/>
    </style:style>
    <style:style style:name="P6" style:family="paragraph" style:parent-style-name="Heading_20_2">
      <style:text-properties style:font-name="WenQuanYi Micro Hei Mono" fo:font-size="12pt" style:font-size-asian="12pt" style:font-size-complex="12pt"/>
    </style:style>
    <style:style style:name="T1" style:family="text">
      <style:text-properties style:font-name="WenQuanYi Micro Hei Mono"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So far in our detailed tour of the Linux boot sequence (which started </text:span><text:a xlink:type="simple" xlink:href="http://blog.learningtree.com/how-does-linux-boot-theres-more-to-it-than-you-might-expect/" office:target-frame-name="_blank" xlink:show="new" text:style-name="Internet_20_link" text:visited-style-name="Visited_20_Internet_20_Link"><text:span text:style-name="T1">here</text:span></text:a><text:span text:style-name="T1">) we have seen how the UEFI firmware on modern hardware can call a “shim” program to support Secure Boot, which in turn runs the GRUB boot loader to find, load, and start the kernel. The kernel has loaded device drivers for appropriate SATA and/or SCSI controllers from an initial RAM disk image, and with those it has found the disk partition containing the root file system. Of course it has also detected the CPU, memory, PCI bus(es), and other fundamental hardware on the motherboard.</text:span></text:p>
      <text:p text:style-name="Text_20_body"><text:span text:style-name="T1">The kernel does all the </text:span><text:span text:style-name="Strong_20_Emphasis"><text:span text:style-name="T1">kernel-space</text:span></text:span><text:span text:style-name="T1"> work: interacting directly with hardware, managing running processes by allocating memory and CPU time, and enforcing access control through ownership and permissions.</text:span></text:p>
      <text:p text:style-name="Text_20_body"><text:span text:style-name="T1">Now the kernel is ready to start </text:span><text:span text:style-name="Strong_20_Emphasis"><text:span text:style-name="T1">the first user-space process, PID 1,</text:span></text:span><text:span text:style-name="T1"> the ancestor of all processes to come later. This process keeps running as long as the system is up, and it is responsible for first getting the system into its target run state, and then handling any later state changes including the eventual clean shutdown for poweroff or reboot.</text:span></text:p>
      <text:p text:style-name="Text_20_body"><text:span text:style-name="T1">The kernel expects to find the program </text:span><text:span text:style-name="Source_20_Text"><text:span text:style-name="T1">/sbin/init</text:span></text:span><text:span text:style-name="T1"> to handle this crucial task, although the kernel will look in a few more places if it isn’t there. Here is the relevant block of code from </text:span><text:span text:style-name="Source_20_Text"><text:span text:style-name="T1">/usr/src/linux/init/main.c</text:span></text:span><text:span text:style-name="T1"> in the </text:span><text:a xlink:type="simple" xlink:href="https://www.kernel.org/" office:target-frame-name="_blank" xlink:show="new" text:style-name="Internet_20_link" text:visited-style-name="Visited_20_Internet_20_Link"><text:span text:style-name="T1">kernel source code</text:span></text:a><text:span text:style-name="T1">:</text:span></text:p>
      <text:p text:style-name="P5"><text:span text:style-name="_5f_OOoComputerKeyWord">static</text:span> <text:span text:style-name="_5f_OOoComputerKeyWord">int</text:span> <text:span text:style-name="_5f_OOoComputerIdent">run_init_process</text:span><text:span text:style-name="_5f_OOoComputerSpecial">(</text:span><text:span text:style-name="_5f_OOoComputerKeyWord">const</text:span> <text:span text:style-name="_5f_OOoComputerKeyWord">char</text:span> <text:span text:style-name="_5f_OOoComputerSpecial">*</text:span><text:span text:style-name="_5f_OOoComputerIdent">init_filename</text:span><text:span text:style-name="_5f_OOoComputerSpecial">)</text:span></text:p>
      <text:p text:style-name="P5"><text:span text:style-name="_5f_OOoComputerSpecial">{</text:span></text:p>
      <text:p text:style-name="P5"><text:s text:c="8"/><text:span text:style-name="_5f_OOoComputerIdent">argv_init</text:span><text:span text:style-name="_5f_OOoComputerSpecial">[</text:span><text:span text:style-name="_5f_OOoComputerLiteral">0</text:span><text:span text:style-name="_5f_OOoComputerSpecial">]</text:span> <text:span text:style-name="_5f_OOoComputerSpecial">=</text:span> <text:span text:style-name="_5f_OOoComputerIdent">init_filename</text:span><text:span text:style-name="_5f_OOoComputerSpecial">;</text:span></text:p>
      <text:p text:style-name="P5"><text:s text:c="8"/><text:span text:style-name="_5f_OOoComputerKeyWord">return</text:span> <text:span text:style-name="_5f_OOoComputerKeyWord">do</text:span><text:span text:style-name="_5f_OOoComputerIdent">_execve</text:span><text:span text:style-name="_5f_OOoComputerSpecial">(</text:span><text:span text:style-name="_5f_OOoComputerIdent">init_filename</text:span><text:span text:style-name="_5f_OOoComputerSpecial">,</text:span></text:p>
      <text:p text:style-name="P5"><text:s text:c="16"/><text:span text:style-name="_5f_OOoComputerSpecial">(</text:span><text:span text:style-name="_5f_OOoComputerKeyWord">const</text:span> <text:span text:style-name="_5f_OOoComputerKeyWord">char</text:span> <text:span text:style-name="_5f_OOoComputerIdent">__user</text:span> <text:span text:style-name="_5f_OOoComputerSpecial">*</text:span><text:span text:style-name="_5f_OOoComputerKeyWord">const</text:span> <text:span text:style-name="_5f_OOoComputerIdent">__user</text:span> <text:span text:style-name="_5f_OOoComputerSpecial">*)</text:span><text:span text:style-name="_5f_OOoComputerIdent">argv_init</text:span><text:span text:style-name="_5f_OOoComputerSpecial">,</text:span></text:p>
      <text:p text:style-name="P5"><text:s text:c="16"/><text:span text:style-name="_5f_OOoComputerSpecial">(</text:span><text:span text:style-name="_5f_OOoComputerKeyWord">const</text:span> <text:span text:style-name="_5f_OOoComputerKeyWord">char</text:span> <text:span text:style-name="_5f_OOoComputerIdent">__user</text:span> <text:span text:style-name="_5f_OOoComputerSpecial">*</text:span><text:span text:style-name="_5f_OOoComputerKeyWord">const</text:span> <text:span text:style-name="_5f_OOoComputerIdent">__user</text:span> <text:span text:style-name="_5f_OOoComputerSpecial">*)</text:span><text:span text:style-name="_5f_OOoComputerIdent">envp_init</text:span><text:span text:style-name="_5f_OOoComputerSpecial">);</text:span></text:p>
      <text:p text:style-name="P5"><text:span text:style-name="_5f_OOoComputerSpecial">}</text:span></text:p>
      <text:p text:style-name="P5"/>
      <text:p text:style-name="P5"><text:span text:style-name="_5f_OOoComputerSpecial">[</text:span> <text:span text:style-name="_5f_OOoComputerSpecial">...</text:span> <text:span text:style-name="_5f_OOoComputerSpecial">]</text:span></text:p>
      <text:p text:style-name="P5"/>
      <text:p text:style-name="P5"><text:span text:style-name="_5f_OOoComputerKeyWord">if</text:span> <text:span text:style-name="_5f_OOoComputerSpecial">(!</text:span><text:span text:style-name="_5f_OOoComputerIdent">run_init_process</text:span><text:span text:style-name="_5f_OOoComputerSpecial">(</text:span><text:span text:style-name="_5f_OOoComputerLiteral">"/sbin/init"</text:span><text:span text:style-name="_5f_OOoComputerSpecial">)</text:span> <text:span text:style-name="_5f_OOoComputerSpecial">||</text:span></text:p>
      <text:p text:style-name="P5"><text:s text:c="4"/><text:span text:style-name="_5f_OOoComputerSpecial">!</text:span><text:span text:style-name="_5f_OOoComputerIdent">run_init_process</text:span><text:span text:style-name="_5f_OOoComputerSpecial">(</text:span><text:span text:style-name="_5f_OOoComputerLiteral">"/etc/init"</text:span><text:span text:style-name="_5f_OOoComputerSpecial">)</text:span> <text:span text:style-name="_5f_OOoComputerSpecial">||</text:span></text:p>
      <text:p text:style-name="P5"><text:s text:c="4"/><text:span text:style-name="_5f_OOoComputerSpecial">!</text:span><text:span text:style-name="_5f_OOoComputerIdent">run_init_process</text:span><text:span text:style-name="_5f_OOoComputerSpecial">(</text:span><text:span text:style-name="_5f_OOoComputerLiteral">"/bin/init"</text:span><text:span text:style-name="_5f_OOoComputerSpecial">)</text:span> <text:span text:style-name="_5f_OOoComputerSpecial">||</text:span></text:p>
      <text:p text:style-name="P5"><text:s text:c="4"/><text:span text:style-name="_5f_OOoComputerSpecial">!</text:span><text:span text:style-name="_5f_OOoComputerIdent">run_init_process</text:span><text:span text:style-name="_5f_OOoComputerSpecial">(</text:span><text:span text:style-name="_5f_OOoComputerLiteral">"/bin/sh"</text:span><text:span text:style-name="_5f_OOoComputerSpecial">))</text:span></text:p>
      <text:p text:style-name="P5"><text:s text:c="8"/><text:span text:style-name="_5f_OOoComputerKeyWord">return</text:span> <text:span text:style-name="_5f_OOoComputerLiteral">0</text:span><text:span text:style-name="_5f_OOoComputerSpecial">;</text:span></text:p>
      <text:p text:style-name="P5"/>
      <text:p text:style-name="P5"><text:span text:style-name="_5f_OOoComputerIdent">panic</text:span><text:span text:style-name="_5f_OOoComputerSpecial">(</text:span><text:span text:style-name="_5f_OOoComputerLiteral">"No init found. <text:s/>Try passing init= option to kernel. "</text:span></text:p>
      <text:p text:style-name="P4"><text:s text:c="6"/><text:span text:style-name="_5f_OOoComputerLiteral">"See Linux Documentation/init.txt for guidance."</text:span><text:span text:style-name="_5f_OOoComputerSpecial">);</text:span></text:p>
      <text:p text:style-name="Text_20_body"><text:soft-page-break/><text:span text:style-name="T1">The </text:span><text:span text:style-name="Source_20_Text"><text:span text:style-name="T1">init</text:span></text:span><text:span text:style-name="T1"> program runs a number of scripts sometimes called </text:span><text:span text:style-name="Strong_20_Emphasis"><text:span text:style-name="T1">boot scripts</text:span></text:span><text:span text:style-name="T1"> as they handle the user-space part of starting the operating system environment, and sometimes called </text:span><text:span text:style-name="Strong_20_Emphasis"><text:span text:style-name="T1">init scripts</text:span></text:span><text:span text:style-name="T1"> because they’re run by </text:span><text:span text:style-name="Source_20_Text"><text:span text:style-name="T1">init</text:span></text:span><text:span text:style-name="T1">.</text:span></text:p>
      <text:p text:style-name="Text_20_body"><text:span text:style-name="T1">So far this is all very familiar to administrators of any Unix-family operating system, the open-source ones like Linux and the BSD variants, and the commercial ones like Solaris, HP-UX, AIX, and others. Learning Tree’s </text:span><text:a xlink:type="simple" xlink:href="http://www.learningtree.com/courses/144/linux-administration-and-support/" office:target-frame-name="_blank" xlink:show="new" text:style-name="Internet_20_link" text:visited-style-name="Visited_20_Internet_20_Link"><text:span text:style-name="T1">Linux server administration course</text:span></text:a><text:span text:style-name="T1"> strives to be about Unix-class operating systems in general as much as is practical. But here’s where things get weird:</text:span></text:p>
      <text:p text:style-name="Text_20_body"><text:span text:style-name="Strong_20_Emphasis"><text:span text:style-name="T1">Most of the very latest Linux distributions do not have an </text:span></text:span><text:span text:style-name="Strong_20_Emphasis"><text:span text:style-name="Source_20_Text"><text:span text:style-name="T1">init</text:span></text:span></text:span><text:span text:style-name="Strong_20_Emphasis"><text:span text:style-name="T1"> program.</text:span></text:span></text:p>
      <text:p text:style-name="Text_20_body"><text:span text:style-name="T1">They use </text:span><text:span text:style-name="Strong_20_Emphasis"><text:span text:style-name="T1">systemd</text:span></text:span><text:span text:style-name="T1"> instead. It combines many good ideas from Apple’s launchd, introduced with Mac OS X 10.4 and now also incorporated in iOS, with quite a bit of original thinking. The file </text:span><text:span text:style-name="Source_20_Text"><text:span text:style-name="T1">/sbin/init</text:span></text:span><text:span text:style-name="T1"> is a symbolic link pointing to </text:span><text:span text:style-name="Source_20_Text"><text:span text:style-name="T1">/lib/systemd/systemd</text:span></text:span><text:span text:style-name="T1">.</text:span></text:p>
      <text:p text:style-name="P2">$ ls -l /usr/sbin/init /usr/bin/systemd /lib/systemd/systemd</text:p>
      <text:p text:style-name="P2">-rwxr-xr-x 1 root root 929520 Sep 22 /lib/systemd/systemd*</text:p>
      <text:p text:style-name="P2">lrwxrwxrwx 1 root root <text:s text:c="4"/>22 Oct <text:s/>6 /usr/bin/systemd -&gt; ../lib/systemd/systemd*</text:p>
      <text:p text:style-name="P3">lrwxrwxrwx 1 root root <text:s text:c="4"/>22 Oct <text:s/>6 /usr/sbin/init -&gt; ../lib/systemd/systemd*</text:p>
      <text:p text:style-name="P1">Let’s look at the systemd design philosophy.</text:p>
      <text:h text:style-name="P6" text:outline-level="2">Start only what’s needed, start some daemons on demand</text:h>
      <text:p text:style-name="P1">The standard example is the CUPS print service. It doesn’t make sense to start the print service a little past mid-way through the boot sequence, while many other more immediately critical services are trying to start. Start it on demand, when someone wants to print something.</text:p>
      <text:h text:style-name="P6" text:outline-level="2">For what you do start, aggressively parallelize it</text:h>
      <text:p text:style-name="P1">The traditional SVR4 boot sequence involves a long linear sequence of shell scripts, one calling the next which calls the next and so on. I wouldn’t want to try to diagram the complete serial chain of boot scripts.</text:p>
      <text:p text:style-name="Text_20_body"><text:span text:style-name="T1">Each of these must be read individually. The CPU is the fastest component in the system and the disks are the slowest. For each of these scripts the CPU must wait for a large number of potentially useful CPU cycles waiting for disk I/O to complete. And these days, saying “</text:span><text:span text:style-name="Emphasis"><text:span text:style-name="T1">the</text:span></text:span><text:span text:style-name="T1"> CPU” is a little old-fashioned on server platforms with many CPU cores.</text:span></text:p>
      <text:p text:style-name="P1"><text:soft-page-break/>Systemd creates sockets and passes those sockets to daemon processes as they are started. This is accelerated by first creating all the needed sockets, and then creating all the daemon processes as background processes as quickly as possible, handing the sockets to the processes. The processes communicate among themselves through those sockets as they come up, coordinating all needed order dependencies.</text:p>
      <text:h text:style-name="P6" text:outline-level="2">Recode boot scripts in C, use binary executables as much as possible</text:h>
      <text:p text:style-name="P1">Shell scripts are very good for rapid development, but they run much more slowly than binaries. The script itself must be created with all the environment overhead, and then every program called from the script must be created as a new process. This is made even worse with the typical nesting of a boot script calling its helper script which in turn calls a number of configuration scripts.</text:p>
      <text:h text:style-name="P6" text:outline-level="2">The result</text:h>
      <text:p text:style-name="Text_20_body"><text:span text:style-name="T1">There is no </text:span><text:span text:style-name="Source_20_Text"><text:span text:style-name="T1">init</text:span></text:span><text:span text:style-name="T1"> (although there </text:span><text:span text:style-name="Emphasis"><text:span text:style-name="T1">is</text:span></text:span><text:span text:style-name="T1"> a PID 1) and there are no boot scripts. The system boots up and shuts down </text:span><text:span text:style-name="Emphasis"><text:span text:style-name="T1">very</text:span></text:span><text:span text:style-name="T1"> quickly.</text:span></text:p>
      <text:p text:style-name="Text_20_body"><text:span text:style-name="T1">Service control is completely different in this new environment. </text:span><text:a xlink:type="simple" xlink:href="http://blog.learningtree.com/how-does-linux-boot-part-5-replacing-init-with-systemd-what-you-need-to-know/" office:target-frame-name="_blank" xlink:show="new" text:style-name="Internet_20_link" text:visited-style-name="Visited_20_Internet_20_Link"><text:span text:style-name="T1">Check back next week</text:span></text:a><text:span text:style-name="T1"> for th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WenQuanYi Micro Hei Mono1" svg:font-family="'WenQuanYi Micro Hei Mono'"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OoComputerCode" style:family="text">
      <style:text-properties fo:color="#000000" style:font-name="WenQuanYi Micro Hei Mono1" fo:font-family="'WenQuanYi Micro Hei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4.3.2$Linux_X86_64 LibreOffice_project/40$Build-2</meta:generator>
    <dc:date>2017-11-28T14:40:44.312377765</dc:date>
    <meta:editing-duration>PT1M47S</meta:editing-duration>
    <meta:editing-cycles>2</meta:editing-cycles>
    <meta:document-statistic meta:table-count="0" meta:image-count="0" meta:object-count="0" meta:page-count="3" meta:paragraph-count="39" meta:word-count="817" meta:character-count="5176" meta:non-whitespace-character-count="4313"/>
  </office:meta>
</office:document-meta>
</file>